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08/10/2011</text:p>
      <text:p text:style-name="P25">Período :<text:tab/><text:tab/>08/10/2011 à 22/10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05080261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ncaminhar o tutorial da arquitetura e exemplos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4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Anotações sobre a reunião de discussão sobre Cadastro de Taxonômia 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Conclúido</text:p>
          </table:table-cell>
          <table:table-cell table:style-name="Tabela2.B2" office:value-type="string">
            <text:p text:style-name="P32">22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Implementação de exemplos seguindo o tutorial da atividade 1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22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968938492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502087405" text:continue-numbering="true" text:style-name="WW8Num35">
        <text:list-item>
          <text:p text:style-name="P37">Observações gerais.</text:p>
        </text:list-item>
      </text:list>
      <text:p text:style-name="P15"/>
      <text:list xml:id="list529167647" text:style-name="L1">
        <text:list-item>
          <text:p text:style-name="P38"><text:soft-page-break/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0-22T11:49:37</dc:date>
    <meta:print-date>2011-04-29T14:00:00Z</meta:print-date>
    <meta:editing-cycles>50</meta:editing-cycles>
    <meta:editing-duration>PT8H38M56S</meta:editing-duration>
    <dc:creator>guiliano </dc:creator>
    <meta:document-statistic meta:table-count="3" meta:image-count="0" meta:object-count="0" meta:page-count="3" meta:paragraph-count="53" meta:word-count="160" meta:character-count="1017" meta:non-whitespace-character-count="90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